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bc2c5"/>
    </style:style>
    <style:style style:name="T3" style:family="text">
      <style:text-properties officeooo:rsid="001c5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3">Hot Wa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06-22T23:38:02.724883031</meta:print-date>
    <dc:date>2019-06-22T23:55:13.797314560</dc:date>
    <meta:editing-duration>PT34M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0" meta:non-whitespace-character-count="8"/>
  </office:meta>
</office:document-meta>
</file>